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63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1487_basal</text:p>
          </table:table-cell>
          <table:table-cell table:style-name="ce1" office:value-type="string" calcext:value-type="string">
            <text:p>2139_basal</text:p>
          </table:table-cell>
          <table:table-cell table:style-name="ce1" office:value-type="string" calcext:value-type="string">
            <text:p>1487_treat</text:p>
          </table:table-cell>
          <table:table-cell table:style-name="ce1" office:value-type="string" calcext:value-type="string">
            <text:p>2139_treat</text:p>
          </table:table-cell>
          <table:table-cell table:style-name="ce1" office:value-type="string" calcext:value-type="string">
            <text:p>polyA_1487_basal</text:p>
          </table:table-cell>
          <table:table-cell table:style-name="ce1" office:value-type="string" calcext:value-type="string">
            <text:p>polyA_2139_basal</text:p>
          </table:table-cell>
          <table:table-cell table:style-name="ce1" office:value-type="string" calcext:value-type="string">
            <text:p>polyA_1487_treat</text:p>
          </table:table-cell>
          <table:table-cell table:style-name="ce1" office:value-type="string" calcext:value-type="string">
            <text:p>PolyA_2139_trea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total reads</text:p>
          </table:table-cell>
          <table:table-cell office:value-type="float" office:value="40" calcext:value-type="float">
            <text:p>40</text:p>
          </table:table-cell>
          <table:table-cell office:value-type="float" office:value="45.8" calcext:value-type="float">
            <text:p>45.8</text:p>
          </table:table-cell>
          <table:table-cell office:value-type="float" office:value="36.7" calcext:value-type="float">
            <text:p>36.7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4.5" calcext:value-type="float">
            <text:p>24.5</text:p>
          </table:table-cell>
          <table:table-cell office:value-type="float" office:value="24.3" calcext:value-type="float">
            <text:p>24.3</text:p>
          </table:table-cell>
          <table:table-cell office:value-type="float" office:value="22.3" calcext:value-type="float">
            <text:p>22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onic</text:p>
          </table:table-cell>
          <table:table-cell office:value-type="string" calcext:value-type="string">
            <text:p>35.5M(90.5%)</text:p>
          </table:table-cell>
          <table:table-cell office:value-type="string" calcext:value-type="string">
            <text:p>40.7M(90.2%)</text:p>
          </table:table-cell>
          <table:table-cell office:value-type="string" calcext:value-type="string">
            <text:p>32.7M(90.37%)</text:p>
          </table:table-cell>
          <table:table-cell office:value-type="string" calcext:value-type="string">
            <text:p>45M(90%)</text:p>
          </table:table-cell>
          <table:table-cell office:value-type="string" calcext:value-type="string">
            <text:p>22.3M(91.5%)</text:p>
          </table:table-cell>
          <table:table-cell office:value-type="string" calcext:value-type="string">
            <text:p>22M(91.5%)</text:p>
          </table:table-cell>
          <table:table-cell office:value-type="string" calcext:value-type="string">
            <text:p>21.7M(91.33%)</text:p>
          </table:table-cell>
          <table:table-cell office:value-type="string" calcext:value-type="string">
            <text:p>20M(91.07%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nic</text:p>
          </table:table-cell>
          <table:table-cell office:value-type="string" calcext:value-type="string">
            <text:p>3.15M(8.01%)</text:p>
          </table:table-cell>
          <table:table-cell office:value-type="string" calcext:value-type="string">
            <text:p>3.6M(7.97%)</text:p>
          </table:table-cell>
          <table:table-cell office:value-type="string" calcext:value-type="string">
            <text:p>2.9M(8.04%)</text:p>
          </table:table-cell>
          <table:table-cell office:value-type="string" calcext:value-type="string">
            <text:p>4.3M(8.62%)</text:p>
          </table:table-cell>
          <table:table-cell office:value-type="string" calcext:value-type="string">
            <text:p>1.7M(7.14%)</text:p>
          </table:table-cell>
          <table:table-cell office:value-type="string" calcext:value-type="string">
            <text:p>1.7M(7.13%)</text:p>
          </table:table-cell>
          <table:table-cell office:value-type="string" calcext:value-type="string">
            <text:p>1.7M(7.33%)</text:p>
          </table:table-cell>
          <table:table-cell office:value-type="string" calcext:value-type="string">
            <text:p>1.65M(7.57%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genic</text:p>
          </table:table-cell>
          <table:table-cell office:value-type="string" calcext:value-type="string">
            <text:p>0.6M(1.52%)</text:p>
          </table:table-cell>
          <table:table-cell office:value-type="string" calcext:value-type="string">
            <text:p>0.8M(1.83%)</text:p>
          </table:table-cell>
          <table:table-cell office:value-type="string" calcext:value-type="string">
            <text:p>0.6M(1.59%)</text:p>
          </table:table-cell>
          <table:table-cell office:value-type="string" calcext:value-type="string">
            <text:p>0.9M(1.79%)</text:p>
          </table:table-cell>
          <table:table-cell office:value-type="string" calcext:value-type="string">
            <text:p>0.33M(1.36%)</text:p>
          </table:table-cell>
          <table:table-cell office:value-type="string" calcext:value-type="string">
            <text:p>0.3M(1.33%)</text:p>
          </table:table-cell>
          <table:table-cell office:value-type="string" calcext:value-type="string">
            <text:p>0.3M(1.34%)</text:p>
          </table:table-cell>
          <table:table-cell office:value-type="string" calcext:value-type="string">
            <text:p>0.3M(1.36%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n counts (coding genes) by iRNA-seq featurecounts aeforefbter filtering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1.1" calcext:value-type="float">
            <text:p>1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n counts (coding genes) by iRNA-seq featurecounts after filtering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1.1" calcext:value-type="float">
            <text:p>1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on counts(coding genes) by iRNA-seq featurecounts before filtering</text:p>
          </table:table-cell>
          <table:table-cell office:value-type="float" office:value="28.2" calcext:value-type="float">
            <text:p>28.2</text:p>
          </table:table-cell>
          <table:table-cell office:value-type="float" office:value="32.1" calcext:value-type="float">
            <text:p>32.1</text:p>
          </table:table-cell>
          <table:table-cell office:value-type="float" office:value="25.6" calcext:value-type="float">
            <text:p>25.6</text:p>
          </table:table-cell>
          <table:table-cell office:value-type="float" office:value="35.3" calcext:value-type="float">
            <text:p>35.3</text:p>
          </table:table-cell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6" calcext:value-type="float">
            <text:p>16</text:p>
          </table:table-cell>
          <table:table-cell office:value-type="float" office:value="14.6" calcext:value-type="float">
            <text:p>1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on counts(coding genes) by iRNA-seq featurecounts after filtering</text:p>
          </table:table-cell>
          <table:table-cell office:value-type="float" office:value="28.1" calcext:value-type="float">
            <text:p>28.1</text:p>
          </table:table-cell>
          <table:table-cell office:value-type="float" office:value="32.1" calcext:value-type="float">
            <text:p>32.1</text:p>
          </table:table-cell>
          <table:table-cell office:value-type="float" office:value="25.57" calcext:value-type="float">
            <text:p>25.57</text:p>
          </table:table-cell>
          <table:table-cell office:value-type="float" office:value="35.2" calcext:value-type="float">
            <text:p>35.2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.5" calcext:value-type="float">
            <text:p>14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ed intron / total reads</text:p>
          </table:table-cell>
          <table:table-cell table:formula="of:=[.B7]/[.B2]*1" office:value-type="float" office:value="0.0625" calcext:value-type="float">
            <text:p>0.0625</text:p>
          </table:table-cell>
          <table:table-cell table:formula="of:=[.C7]/[.C2]*1" office:value-type="float" office:value="0.0611353711790393" calcext:value-type="float">
            <text:p>0.0611353712</text:p>
          </table:table-cell>
          <table:table-cell table:formula="of:=[.D7]/[.D2]*1" office:value-type="float" office:value="0.0626702997275204" calcext:value-type="float">
            <text:p>0.0626702997</text:p>
          </table:table-cell>
          <table:table-cell table:formula="of:=[.E7]/[.E2]*1" office:value-type="float" office:value="0.0666666666666667" calcext:value-type="float">
            <text:p>0.0666666667</text:p>
          </table:table-cell>
          <table:table-cell table:formula="of:=[.F7]/[.F2]*1" office:value-type="float" office:value="0.044" calcext:value-type="float">
            <text:p>0.044</text:p>
          </table:table-cell>
          <table:table-cell table:formula="of:=[.G7]/[.G2]*1" office:value-type="float" office:value="0.0448979591836735" calcext:value-type="float">
            <text:p>0.0448979592</text:p>
          </table:table-cell>
          <table:table-cell table:formula="of:=[.H7]/[.H2]*1" office:value-type="float" office:value="0.0452674897119342" calcext:value-type="float">
            <text:p>0.0452674897</text:p>
          </table:table-cell>
          <table:table-cell table:formula="of:=[.I7]/[.I2]*1" office:value-type="float" office:value="0.0493273542600897" calcext:value-type="float">
            <text:p>0.04932735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ed exon / total reads</text:p>
          </table:table-cell>
          <table:table-cell table:formula="of:=[.B8]/[.B2]" office:value-type="float" office:value="0.705" calcext:value-type="float">
            <text:p>0.705</text:p>
          </table:table-cell>
          <table:table-cell table:formula="of:=[.C8]/[.C2]" office:value-type="float" office:value="0.700873362445415" calcext:value-type="float">
            <text:p>0.7008733624</text:p>
          </table:table-cell>
          <table:table-cell table:formula="of:=[.D8]/[.D2]" office:value-type="float" office:value="0.697547683923706" calcext:value-type="float">
            <text:p>0.6975476839</text:p>
          </table:table-cell>
          <table:table-cell table:formula="of:=[.E8]/[.E2]" office:value-type="float" office:value="0.692156862745098" calcext:value-type="float">
            <text:p>0.6921568627</text:p>
          </table:table-cell>
          <table:table-cell table:formula="of:=[.F8]/[.F2]" office:value-type="float" office:value="0.66" calcext:value-type="float">
            <text:p>0.66</text:p>
          </table:table-cell>
          <table:table-cell table:formula="of:=[.G8]/[.G2]" office:value-type="float" office:value="0.657142857142857" calcext:value-type="float">
            <text:p>0.6571428571</text:p>
          </table:table-cell>
          <table:table-cell table:formula="of:=[.H8]/[.H2]" office:value-type="float" office:value="0.65843621399177" calcext:value-type="float">
            <text:p>0.658436214</text:p>
          </table:table-cell>
          <table:table-cell table:formula="of:=[.I8]/[.I2]" office:value-type="float" office:value="0.654708520179372" calcext:value-type="float">
            <text:p>0.654708520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0:45:02.691566927</meta:creation-date>
    <dc:date>2017-04-07T15:14:12.364701288</dc:date>
    <meta:editing-duration>PT22H46M51S</meta:editing-duration>
    <meta:editing-cycles>2</meta:editing-cycles>
    <meta:generator>LibreOffice/4.2.8.2$Linux_X86_64 LibreOffice_project/420m0$Build-2</meta:generator>
    <meta:document-statistic meta:table-count="1" meta:cell-count="98" meta:object-count="0"/>
  </office:meta>
</office:document-meta>
</file>